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25.A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size="10pt" officeooo:rsid="001a3529" officeooo:paragraph-rsid="001a3529" style:font-size-asian="10pt" style:font-size-complex="10pt"/>
    </style:style>
    <style:style style:name="P2" style:family="paragraph" style:parent-style-name="Standard">
      <style:text-properties style:font-name="Pericles" fo:font-size="10pt" officeooo:rsid="001a3529" officeooo:paragraph-rsid="001b8e8b" style:font-size-asian="10pt" style:font-size-complex="10pt"/>
    </style:style>
    <style:style style:name="P3" style:family="paragraph" style:parent-style-name="Standard">
      <style:text-properties style:font-name="Pericles" fo:font-size="10pt" fo:font-weight="bold" officeooo:rsid="001d4732" officeooo:paragraph-rsid="001d4732" style:font-size-asian="10pt" style:font-weight-asian="bold" style:font-size-complex="10pt" style:font-weight-complex="bold"/>
    </style:style>
    <style:style style:name="P4" style:family="paragraph" style:parent-style-name="Standard">
      <style:text-properties style:font-name="Pericles" fo:font-size="10pt" fo:font-weight="normal" officeooo:rsid="001b8e8b" officeooo:paragraph-rsid="001b8e8b" style:font-size-asian="10pt" style:font-weight-asian="normal" style:font-size-complex="10pt" style:font-weight-complex="normal"/>
    </style:style>
    <style:style style:name="P5" style:family="paragraph" style:parent-style-name="Standard">
      <style:text-properties style:font-name="Pericles" fo:font-size="12pt" fo:font-weight="bold" officeooo:rsid="001b8e8b" officeooo:paragraph-rsid="001b8e8b" style:font-size-asian="12pt" style:font-weight-asian="bold" style:font-size-complex="12pt" style:font-weight-complex="bold"/>
    </style:style>
    <style:style style:name="P6" style:family="paragraph" style:parent-style-name="Standard">
      <style:text-properties officeooo:paragraph-rsid="001b8e8b"/>
    </style:style>
    <style:style style:name="P7" style:family="paragraph" style:parent-style-name="Standard">
      <style:text-properties officeooo:paragraph-rsid="001fd119"/>
    </style:style>
    <style:style style:name="P8" style:family="paragraph" style:parent-style-name="Table_20_Contents">
      <style:text-properties style:font-name="Pericles" fo:font-size="8pt" fo:font-weight="bold" officeooo:rsid="007836eb" officeooo:paragraph-rsid="001b8e8b" style:font-size-asian="8pt" style:font-weight-asian="bold" style:font-size-complex="8pt" style:font-weight-complex="bold"/>
    </style:style>
    <style:style style:name="P9" style:family="paragraph" style:parent-style-name="Table_20_Contents">
      <style:text-properties style:font-name="Pericles" fo:font-size="8pt" fo:font-weight="bold" officeooo:rsid="007836eb" officeooo:paragraph-rsid="001fd119" style:font-size-asian="8pt" style:font-weight-asian="bold" style:font-size-complex="8pt" style:font-weight-complex="bold"/>
    </style:style>
    <style:style style:name="P10" style:family="paragraph" style:parent-style-name="Table_20_Contents">
      <style:text-properties style:font-name="Pericles" fo:font-size="8pt" fo:font-weight="bold" officeooo:rsid="007a1d40" officeooo:paragraph-rsid="001b8e8b" style:font-size-asian="8pt" style:font-weight-asian="bold" style:font-size-complex="8pt" style:font-weight-complex="bold"/>
    </style:style>
    <style:style style:name="P11" style:family="paragraph" style:parent-style-name="Table_20_Contents">
      <style:text-properties style:font-name="Pericles" fo:font-size="8pt" fo:font-weight="bold" officeooo:rsid="007a1d40" officeooo:paragraph-rsid="001fd119" style:font-size-asian="8pt" style:font-weight-asian="bold" style:font-size-complex="8pt" style:font-weight-complex="bold"/>
    </style:style>
    <style:style style:name="P12" style:family="paragraph" style:parent-style-name="Table_20_Contents">
      <style:text-properties style:font-name="Pericles" fo:font-size="8pt" fo:font-weight="bold" officeooo:rsid="001b8e8b" officeooo:paragraph-rsid="001b8e8b" style:font-size-asian="8pt" style:font-weight-asian="bold" style:font-size-complex="8pt" style:font-weight-complex="bold"/>
    </style:style>
    <style:style style:name="P13" style:family="paragraph" style:parent-style-name="Table_20_Contents">
      <style:text-properties style:font-name="Pericles" fo:font-size="8pt" fo:font-weight="bold" officeooo:rsid="001b8e8b" officeooo:paragraph-rsid="001fd119" style:font-size-asian="8pt" style:font-weight-asian="bold" style:font-size-complex="8pt" style:font-weight-complex="bold"/>
    </style:style>
    <style:style style:name="P14" style:family="paragraph" style:parent-style-name="Table_20_Contents">
      <style:text-properties style:font-name="Pericles" fo:font-size="8pt" fo:font-weight="bold" officeooo:rsid="001fd119" officeooo:paragraph-rsid="001fd119" style:font-size-asian="8pt" style:font-weight-asian="bold" style:font-size-complex="8pt" style:font-weight-complex="bold"/>
    </style:style>
    <style:style style:name="P15" style:family="paragraph" style:parent-style-name="Standard">
      <style:text-properties style:font-name="Pericles" fo:font-size="10pt" fo:font-weight="bold" officeooo:rsid="001b8e8b" officeooo:paragraph-rsid="001b8e8b" style:font-size-asian="10pt" style:font-weight-asian="bold" style:font-size-complex="10pt" style:font-weight-complex="bold"/>
    </style:style>
    <style:style style:name="P16" style:family="paragraph" style:parent-style-name="Standard">
      <style:text-properties style:font-name="Pericles" fo:font-size="10pt" fo:font-weight="normal" officeooo:rsid="001d4732" officeooo:paragraph-rsid="001d4732" style:font-size-asian="10pt" style:font-weight-asian="normal" style:font-size-complex="10pt" style:font-weight-complex="normal"/>
    </style:style>
    <style:style style:name="P17" style:family="paragraph" style:parent-style-name="Standard">
      <style:text-properties officeooo:paragraph-rsid="001b8e8b"/>
    </style:style>
    <style:style style:name="P18" style:family="paragraph" style:parent-style-name="Standard">
      <style:text-properties officeooo:paragraph-rsid="0027b87d"/>
    </style:style>
    <style:style style:name="P19" style:family="paragraph" style:parent-style-name="Standard">
      <style:text-properties officeooo:paragraph-rsid="001fd119"/>
    </style:style>
    <style:style style:name="P20" style:family="paragraph" style:parent-style-name="Table_20_Contents" style:list-style-name="L1">
      <style:text-properties style:font-name="Pericles" fo:font-size="8pt" officeooo:rsid="001b8e8b" officeooo:paragraph-rsid="001b8e8b" style:font-size-asian="8pt" style:font-size-complex="8pt"/>
    </style:style>
    <style:style style:name="P21" style:family="paragraph" style:parent-style-name="Table_20_Contents" style:list-style-name="L1">
      <style:text-properties style:font-name="Pericles" fo:font-size="8pt" officeooo:rsid="001b8e8b" officeooo:paragraph-rsid="0027b87d" style:font-size-asian="8pt" style:font-size-complex="8pt"/>
    </style:style>
    <style:style style:name="P22" style:family="paragraph" style:parent-style-name="Table_20_Contents" style:list-style-name="L1">
      <style:text-properties style:font-name="Pericles" fo:font-size="8pt" officeooo:rsid="001fd119" officeooo:paragraph-rsid="001fd119" style:font-size-asian="8pt" style:font-size-complex="8pt"/>
    </style:style>
    <style:style style:name="P23" style:family="paragraph" style:parent-style-name="Table_20_Contents" style:list-style-name="L1">
      <style:text-properties style:font-name="Pericles" fo:font-size="8pt" officeooo:rsid="0027b87d" officeooo:paragraph-rsid="0027b87d" style:font-size-asian="8pt" style:font-size-complex="8pt"/>
    </style:style>
    <style:style style:name="P24" style:family="paragraph" style:parent-style-name="Table_20_Contents" style:list-style-name="L2">
      <style:text-properties style:font-name="Pericles" fo:font-size="8pt" fo:font-weight="normal" officeooo:rsid="001b8e8b" officeooo:paragraph-rsid="001b8e8b" style:font-size-asian="8pt" style:font-weight-asian="normal" style:font-size-complex="8pt" style:font-weight-complex="normal"/>
    </style:style>
    <style:style style:name="P25" style:family="paragraph" style:parent-style-name="Table_20_Contents" style:list-style-name="L3">
      <style:text-properties style:font-name="Pericles" fo:font-size="8pt" fo:font-weight="normal" officeooo:rsid="001b8e8b" officeooo:paragraph-rsid="001b8e8b" style:font-size-asian="8pt" style:font-weight-asian="normal" style:font-size-complex="8pt" style:font-weight-complex="normal"/>
    </style:style>
    <style:style style:name="P26" style:family="paragraph" style:parent-style-name="Table_20_Contents" style:list-style-name="L6">
      <style:text-properties style:font-name="Pericles" fo:font-size="8pt" fo:font-weight="normal" officeooo:rsid="001b8e8b" officeooo:paragraph-rsid="001fd119" style:font-size-asian="8pt" style:font-weight-asian="normal" style:font-size-complex="8pt" style:font-weight-complex="normal"/>
    </style:style>
    <style:style style:name="P27" style:family="paragraph" style:parent-style-name="Table_20_Contents" style:list-style-name="L8">
      <style:text-properties style:font-name="Pericles" fo:font-size="8pt" fo:font-weight="normal" officeooo:rsid="001b8e8b" officeooo:paragraph-rsid="0027b87d" style:font-size-asian="8pt" style:font-weight-asian="normal" style:font-size-complex="8pt" style:font-weight-complex="normal"/>
    </style:style>
    <style:style style:name="P28" style:family="paragraph" style:parent-style-name="Table_20_Contents" style:list-style-name="L9">
      <style:text-properties style:font-name="Pericles" fo:font-size="8pt" fo:font-weight="normal" officeooo:rsid="001b8e8b" officeooo:paragraph-rsid="0027b87d" style:font-size-asian="8pt" style:font-weight-asian="normal" style:font-size-complex="8pt" style:font-weight-complex="normal"/>
    </style:style>
    <style:style style:name="P29" style:family="paragraph" style:parent-style-name="Table_20_Contents" style:list-style-name="L11">
      <style:text-properties style:font-name="Pericles" fo:font-size="8pt" fo:font-weight="normal" officeooo:rsid="001b8e8b" officeooo:paragraph-rsid="0027b87d" style:font-size-asian="8pt" style:font-weight-asian="normal" style:font-size-complex="8pt" style:font-weight-complex="normal"/>
    </style:style>
    <style:style style:name="P30" style:family="paragraph" style:parent-style-name="Table_20_Contents" style:list-style-name="L12">
      <style:text-properties style:font-name="Pericles" fo:font-size="8pt" fo:font-weight="normal" officeooo:rsid="001b8e8b" officeooo:paragraph-rsid="0027b87d" style:font-size-asian="8pt" style:font-weight-asian="normal" style:font-size-complex="8pt" style:font-weight-complex="normal"/>
    </style:style>
    <style:style style:name="P31" style:family="paragraph" style:parent-style-name="Table_20_Contents" style:list-style-name="L4">
      <style:text-properties style:font-name="Pericles" fo:font-size="8pt" fo:font-weight="normal" officeooo:rsid="001d4732" officeooo:paragraph-rsid="001d4732" style:font-size-asian="8pt" style:font-weight-asian="normal" style:font-size-complex="8pt" style:font-weight-complex="normal"/>
    </style:style>
    <style:style style:name="P32" style:family="paragraph" style:parent-style-name="Table_20_Contents" style:list-style-name="L10">
      <style:text-properties style:font-name="Pericles" fo:font-size="8pt" fo:font-weight="normal" officeooo:rsid="001d4732" officeooo:paragraph-rsid="0027b87d" style:font-size-asian="8pt" style:font-weight-asian="normal" style:font-size-complex="8pt" style:font-weight-complex="normal"/>
    </style:style>
    <style:style style:name="P33" style:family="paragraph" style:parent-style-name="Table_20_Contents" style:list-style-name="L13">
      <style:text-properties style:font-name="Pericles" fo:font-size="8pt" fo:font-weight="normal" officeooo:rsid="001d4732" officeooo:paragraph-rsid="0027b87d" style:font-size-asian="8pt" style:font-weight-asian="normal" style:font-size-complex="8pt" style:font-weight-complex="normal"/>
    </style:style>
    <style:style style:name="P34" style:family="paragraph" style:parent-style-name="Table_20_Contents" style:list-style-name="L5">
      <style:text-properties style:font-name="Pericles" fo:font-size="8pt" fo:font-weight="normal" officeooo:rsid="001fd119" officeooo:paragraph-rsid="001fd119" style:font-size-asian="8pt" style:font-weight-asian="normal" style:font-size-complex="8pt" style:font-weight-complex="normal"/>
    </style:style>
    <style:style style:name="P35" style:family="paragraph" style:parent-style-name="Table_20_Contents" style:list-style-name="L7">
      <style:text-properties style:font-name="Pericles" fo:font-size="8pt" fo:font-weight="normal" officeooo:rsid="001fd119" officeooo:paragraph-rsid="001fd119" style:font-size-asian="8pt" style:font-weight-asian="normal" style:font-size-complex="8pt" style:font-weight-complex="normal"/>
    </style:style>
    <style:style style:name="P36" style:family="paragraph" style:parent-style-name="Table_20_Contents" style:list-style-name="L7">
      <style:text-properties style:font-name="Pericles" fo:font-size="8pt" fo:font-weight="normal" officeooo:rsid="0020b117" officeooo:paragraph-rsid="0020b117" style:font-size-asian="8pt" style:font-weight-asian="normal" style:font-size-complex="8pt" style:font-weight-complex="normal"/>
    </style:style>
    <style:style style:name="P37" style:family="paragraph" style:parent-style-name="Table_20_Contents" style:list-style-name="L7">
      <style:text-properties style:font-name="Pericles" fo:font-size="8pt" fo:font-weight="normal" officeooo:rsid="002256e4" officeooo:paragraph-rsid="002256e4" style:font-size-asian="8pt" style:font-weight-asian="normal" style:font-size-complex="8pt" style:font-weight-complex="normal"/>
    </style:style>
    <style:style style:name="P38" style:family="paragraph" style:parent-style-name="Table_20_Contents" style:list-style-name="L10">
      <style:text-properties style:font-name="Pericles" fo:font-size="8pt" fo:font-weight="normal" officeooo:rsid="0027b87d" officeooo:paragraph-rsid="0027b87d" style:font-size-asian="8pt" style:font-weight-asian="normal" style:font-size-complex="8pt" style:font-weight-complex="normal"/>
    </style:style>
    <style:style style:name="P39" style:family="paragraph" style:parent-style-name="Table_20_Contents" style:list-style-name="L13">
      <style:text-properties style:font-name="Pericles" fo:font-size="8pt" fo:font-weight="normal" officeooo:rsid="0027b87d" officeooo:paragraph-rsid="0027b87d" style:font-size-asian="8pt" style:font-weight-asian="normal" style:font-size-complex="8pt" style:font-weight-complex="normal"/>
    </style:style>
    <style:style style:name="P40" style:family="paragraph" style:parent-style-name="Table_20_Contents">
      <style:text-properties style:font-name="Pericles" fo:font-size="8pt" fo:font-weight="bold" officeooo:rsid="001b8e8b" officeooo:paragraph-rsid="0027b87d" style:font-size-asian="8pt" style:font-weight-asian="bold" style:font-size-complex="8pt" style:font-weight-complex="bold"/>
    </style:style>
    <style:style style:name="P41" style:family="paragraph" style:parent-style-name="Table_20_Contents">
      <style:text-properties style:font-name="Pericles" fo:font-size="8pt" fo:font-weight="bold" officeooo:rsid="007836eb" officeooo:paragraph-rsid="0027b87d" style:font-size-asian="8pt" style:font-weight-asian="bold" style:font-size-complex="8pt" style:font-weight-complex="bold"/>
    </style:style>
    <style:style style:name="P42" style:family="paragraph" style:parent-style-name="Table_20_Contents">
      <style:text-properties style:font-name="Pericles" fo:font-size="8pt" fo:font-weight="bold" officeooo:rsid="007a1d40" officeooo:paragraph-rsid="0027b87d" style:font-size-asian="8pt" style:font-weight-asian="bold" style:font-size-complex="8pt" style:font-weight-complex="bold"/>
    </style:style>
    <style:style style:name="P43" style:family="paragraph" style:parent-style-name="Table_20_Contents">
      <style:text-properties style:font-name="Pericles" fo:font-size="8pt" fo:font-weight="bold" officeooo:rsid="0027b87d" officeooo:paragraph-rsid="0027b87d" style:font-size-asian="8pt" style:font-weight-asian="bold" style:font-size-complex="8pt" style:font-weight-complex="bold"/>
    </style:style>
    <style:style style:name="P44" style:family="paragraph" style:parent-style-name="Table_20_Contents" style:list-style-name="L4">
      <style:text-properties style:font-name="Pericles" fo:font-size="8pt" fo:font-style="italic" fo:font-weight="bold" officeooo:rsid="0027b87d" officeooo:paragraph-rsid="0027b87d" style:font-size-asian="8pt" style:font-style-asian="italic" style:font-weight-asian="bold" style:font-size-complex="8pt" style:font-style-complex="italic" style:font-weight-complex="bold"/>
    </style:style>
    <style:style style:name="P45" style:family="paragraph" style:parent-style-name="Table_20_Contents" style:list-style-name="L10">
      <style:text-properties style:font-name="Pericles" fo:font-size="8pt" fo:font-style="italic" fo:font-weight="bold" officeooo:rsid="0027b87d" officeooo:paragraph-rsid="0027b87d" style:font-size-asian="8pt" style:font-style-asian="italic" style:font-weight-asian="bold" style:font-size-complex="8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ec686" style:font-weight-asian="normal" style:font-weight-complex="normal"/>
    </style:style>
    <style:style style:name="T3" style:family="text">
      <style:text-properties officeooo:rsid="001fd119"/>
    </style:style>
    <style:style style:name="T4" style:family="text">
      <style:text-properties officeooo:rsid="002256e4"/>
    </style:style>
    <style:style style:name="T5" style:family="text">
      <style:text-properties officeooo:rsid="0023faf2"/>
    </style:style>
    <style:style style:name="T6" style:family="text">
      <style:text-properties officeooo:rsid="0025f10d"/>
    </style:style>
    <style:style style:name="T7" style:family="text">
      <style:text-properties officeooo:rsid="0027b8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NCOUNTERS</text:p>
      <text:p text:style-name="P1"/>
      <text:p text:style-name="P15">Encounter Dls</text:p>
      <text:p text:style-name="P4">The base DL of an encounter is 8 + the distance from the enclave –1. So, encounters adjacent to the enclave have a base DL of 8. Two hexes away from the enclave the DL increases to 9 and so on.</text:p>
      <text:p text:style-name="P4"/>
      <text:p text:style-name="P3">Danger</text:p>
      <text:p text:style-name="P3"><text:span text:style-name="T1">Persistent sites have a danger rating that gives an indication of how dangerous the area is for working civilians. A danger rating of 1 means a roll of 12 on a gathering check brings some kind of dangerous event to the site. </text:span><text:span text:style-name="T2">A rating of 2 means an 11 or 12 causes an event, etc.</text:span></text:p>
      <text:p text:style-name="P16"/>
      <text:p text:style-name="P16">Players can reduce the danger rating of a site by "clearing it." This takes an enclave turn and will cause a mini-adventure as Pcs investigate and destroy one of the dangers in the region. Success in the adventure reduces the danger rating of the site by one point.</text:p>
      <text:p text:style-name="P2"/>
      <table:table table:name="Table25" table:style-name="Table25">
        <table:table-column table:style-name="Table25.A"/>
        <table:table-row>
          <table:table-cell table:style-name="Table25.A1" office:value-type="string">
            <text:p text:style-name="P12">Herbs and Berries <text:span text:style-name="T3">(DL +0)</text:span></text:p>
          </table:table-cell>
        </table:table-row>
        <table:table-row>
          <table:table-cell table:style-name="Table25.A2" office:value-type="string">
            <text:p text:style-name="P8">Skill Tests</text:p>
            <text:list xml:id="list4085238283" text:style-name="L1">
              <text:list-item>
                <text:p text:style-name="P20">Herb Lore</text:p>
              </text:list-item>
              <text:list-item>
                <text:p text:style-name="P20">Agriculture</text:p>
              </text:list-item>
              <text:list-item>
                <text:p text:style-name="P23">Survive</text:p>
              </text:list-item>
            </text:list>
          </table:table-cell>
        </table:table-row>
        <table:table-row>
          <table:table-cell table:style-name="Table25.A2" office:value-type="string">
            <text:p text:style-name="P8">Success</text:p>
            <text:list xml:id="list2382871666" text:style-name="L2">
              <text:list-item>
                <text:p text:style-name="P24">You discover several large bushes of edible herbs and berries</text:p>
              </text:list-item>
            </text:list>
          </table:table-cell>
        </table:table-row>
        <table:table-row>
          <table:table-cell table:style-name="Table25.A2" office:value-type="string">
            <text:p text:style-name="P10">Failure</text:p>
            <text:list xml:id="list2914326052" text:style-name="L3">
              <text:list-item>
                <text:p text:style-name="P25">There is nothing here of value</text:p>
              </text:list-item>
              <text:list-item>
                <text:p text:style-name="P25">The hex is empty</text:p>
              </text:list-item>
              <text:list-item>
                <text:p text:style-name="P25">Put the card back in the deck for later</text:p>
              </text:list-item>
            </text:list>
          </table:table-cell>
        </table:table-row>
        <table:table-row>
          <table:table-cell table:style-name="Table25.A2" office:value-type="string">
            <text:p text:style-name="P12">Rules</text:p>
            <text:list xml:id="list4228836656" text:style-name="L4">
              <text:list-item>
                <text:p text:style-name="P31">If a manpower is assigned to this site, it can be used to <text:span text:style-name="T7">gather</text:span> food with a CH2/<text:span text:style-name="T3">D0</text:span></text:p>
              </text:list-item>
              <text:list-item>
                <text:p text:style-name="P44">Alterately, this site can be stripped for 2F, but then it is gone</text:p>
              </text:list-item>
              <text:list-item>
                <text:p text:style-name="P31">Characters with herb lore can be assigned to gather herbs and 1d3+1 herbs will appear here</text:p>
              </text:list-item>
              <text:list-item>
                <text:p text:style-name="P31">If the site is depleted, any chance to find herbs will be –3 and will go away completely if the site is destroyed</text:p>
              </text:list-item>
            </text:list>
          </table:table-cell>
        </table:table-row>
      </table:table>
      <text:p text:style-name="P6"/>
      <text:p text:style-name="P18"/>
      <table:table table:name="Table2" table:style-name="Table2">
        <table:table-column table:style-name="Table2.A"/>
        <table:table-row>
          <table:table-cell table:style-name="Table2.A1" office:value-type="string">
            <text:p text:style-name="P43">Grove of Fruit Trees (DL + 0)</text:p>
          </table:table-cell>
        </table:table-row>
        <table:table-row>
          <table:table-cell table:style-name="Table2.A2" office:value-type="string">
            <text:p text:style-name="P41">Skill Tests</text:p>
            <text:list xml:id="list204803625943182" text:continue-list="list4085238283" text:style-name="L1">
              <text:list-item>
                <text:p text:style-name="P21">Herb Lore</text:p>
              </text:list-item>
              <text:list-item>
                <text:p text:style-name="P21">Agriculture</text:p>
              </text:list-item>
              <text:list-item>
                <text:p text:style-name="P21">Search</text:p>
              </text:list-item>
            </text:list>
          </table:table-cell>
        </table:table-row>
        <table:table-row>
          <table:table-cell table:style-name="Table2.A2" office:value-type="string">
            <text:p text:style-name="P41">Success</text:p>
            <text:list xml:id="list1057082142" text:style-name="L8">
              <text:list-item>
                <text:p text:style-name="P27">You discover <text:span text:style-name="T7">a stand of trees rich with fruit</text:span></text:p>
              </text:list-item>
            </text:list>
          </table:table-cell>
        </table:table-row>
        <table:table-row>
          <table:table-cell table:style-name="Table2.A2" office:value-type="string">
            <text:p text:style-name="P42">Failure</text:p>
            <text:list xml:id="list106906867" text:style-name="L9">
              <text:list-item>
                <text:p text:style-name="P28">There is nothing here of value</text:p>
              </text:list-item>
              <text:list-item>
                <text:p text:style-name="P28">The hex is empty</text:p>
              </text:list-item>
              <text:list-item>
                <text:p text:style-name="P28">Put the card back in the deck for later</text:p>
              </text:list-item>
            </text:list>
          </table:table-cell>
        </table:table-row>
        <table:table-row>
          <table:table-cell table:style-name="Table2.A2" office:value-type="string">
            <text:p text:style-name="P40">Rules</text:p>
            <text:list xml:id="list3956780400" text:style-name="L10">
              <text:list-item>
                <text:p text:style-name="P32">If a manpower is assigned to this site, it can be used to <text:span text:style-name="T7">gather</text:span> food with a CH<text:span text:style-name="T7">2</text:span>/<text:span text:style-name="T3">D1</text:span></text:p>
              </text:list-item>
              <text:list-item>
                <text:p text:style-name="P45">Alternately, this site can be stripped for either 2B or 2F, but is then gone</text:p>
              </text:list-item>
              <text:list-item>
                <text:p text:style-name="P32">Characters with herb lore can be assigned to gather herbs and 1d3+1 herbs will appear here</text:p>
              </text:list-item>
              <text:list-item>
                <text:p text:style-name="P38">If 2B are spent here, you can create an orchard, which will increase the CH to 3 and make this an agricultural site</text:p>
              </text:list-item>
            </text:list>
          </table:table-cell>
        </table:table-row>
      </table:table>
      <text:p text:style-name="P18"/>
      <text:p text:style-name="P7"><text:soft-page-break/></text:p>
      <text:p text:style-name="P18"/>
      <table:table table:name="Table3" table:style-name="Table3">
        <table:table-column table:style-name="Table3.A"/>
        <table:table-row>
          <table:table-cell table:style-name="Table3.A1" office:value-type="string">
            <text:p text:style-name="P43">Agriculture Site</text:p>
          </table:table-cell>
        </table:table-row>
        <table:table-row>
          <table:table-cell table:style-name="Table3.A2" office:value-type="string">
            <text:p text:style-name="P41">Skill Tests</text:p>
            <text:list xml:id="list204802733913716" text:continue-list="list204803625943182" text:style-name="L1">
              <text:list-item>
                <text:p text:style-name="P21">Herb Lore</text:p>
              </text:list-item>
              <text:list-item>
                <text:p text:style-name="P21">Agriculture</text:p>
              </text:list-item>
              <text:list-item>
                <text:p text:style-name="P21">???</text:p>
              </text:list-item>
            </text:list>
          </table:table-cell>
        </table:table-row>
        <table:table-row>
          <table:table-cell table:style-name="Table3.A2" office:value-type="string">
            <text:p text:style-name="P41">Success</text:p>
            <text:list xml:id="list311267438" text:style-name="L11">
              <text:list-item>
                <text:p text:style-name="P29">You discover <text:span text:style-name="T7">a stand of trees rich with fruit</text:span></text:p>
              </text:list-item>
            </text:list>
          </table:table-cell>
        </table:table-row>
        <table:table-row>
          <table:table-cell table:style-name="Table3.A2" office:value-type="string">
            <text:p text:style-name="P42">Failure</text:p>
            <text:list xml:id="list1282042529" text:style-name="L12">
              <text:list-item>
                <text:p text:style-name="P30">There is nothing here of value</text:p>
              </text:list-item>
              <text:list-item>
                <text:p text:style-name="P30">The hex is empty</text:p>
              </text:list-item>
              <text:list-item>
                <text:p text:style-name="P30">Put the card back in the deck for later</text:p>
              </text:list-item>
            </text:list>
          </table:table-cell>
        </table:table-row>
        <table:table-row>
          <table:table-cell table:style-name="Table3.A2" office:value-type="string">
            <text:p text:style-name="P40">Rules</text:p>
            <text:list xml:id="list3370619077" text:style-name="L13">
              <text:list-item>
                <text:p text:style-name="P39"/>
              </text:list-item>
            </text:list>
          </table:table-cell>
        </table:table-row>
      </table:table>
      <text:p text:style-name="P18"/>
      <text:p text:style-name="P7"/>
      <table:table table:name="Table1" table:style-name="Table1">
        <table:table-column table:style-name="Table1.A"/>
        <table:table-row>
          <table:table-cell table:style-name="Table1.A1" office:value-type="string">
            <text:p text:style-name="P14"><text:span text:style-name="T6">Shrine to </text:span>Good Fishing (DL +2)</text:p>
          </table:table-cell>
        </table:table-row>
        <table:table-row>
          <table:table-cell table:style-name="Table1.A2" office:value-type="string">
            <text:p text:style-name="P9">Skill Tests</text:p>
            <text:list xml:id="list204802626360950" text:continue-list="list204802733913716" text:style-name="L1">
              <text:list-item>
                <text:p text:style-name="P22">Animal Lore</text:p>
              </text:list-item>
              <text:list-item>
                <text:p text:style-name="P22">Theology (Aquae)</text:p>
              </text:list-item>
              <text:list-item>
                <text:p text:style-name="P22">Survive</text:p>
              </text:list-item>
            </text:list>
          </table:table-cell>
        </table:table-row>
        <table:table-row>
          <table:table-cell table:style-name="Table1.A2" office:value-type="string">
            <text:p text:style-name="P9">Success</text:p>
            <text:list xml:id="list948533401" text:style-name="L5">
              <text:list-item>
                <text:p text:style-name="P34">Something tells you this part of the river is sacred</text:p>
              </text:list-item>
              <text:list-item>
                <text:p text:style-name="P34">If you can build something here to honor the River God, you will be rewarded with bountiful fishing</text:p>
              </text:list-item>
            </text:list>
          </table:table-cell>
        </table:table-row>
        <table:table-row>
          <table:table-cell table:style-name="Table1.A2" office:value-type="string">
            <text:p text:style-name="P11">Failure</text:p>
            <text:list xml:id="list223581731" text:style-name="L6">
              <text:list-item>
                <text:p text:style-name="P26"/>
              </text:list-item>
            </text:list>
          </table:table-cell>
        </table:table-row>
        <table:table-row>
          <table:table-cell table:style-name="Table1.A2" office:value-type="string">
            <text:p text:style-name="P13">Rules</text:p>
            <text:list xml:id="list1519568804" text:style-name="L7">
              <text:list-item>
                <text:p text:style-name="P35">So... this one is left a little vague. The priest PC making a theology check will realize that this portion of the river is particularly holy, and that Aquae wants her to construct some sort of shrine. However, the exact nature of that shrine is left to the creativity of the PC.</text:p>
              </text:list-item>
              <text:list-item>
                <text:p text:style-name="P36">The resulting site will be <text:span text:style-name="T4">CH2 or </text:span>CH3 <text:span text:style-name="T4">(based on the offering)</text:span> and can maybe be upgraded to CH4 or higher with an expansion of the shrine's glory</text:p>
              </text:list-item>
              <text:list-item>
                <text:p text:style-name="P37">The site will be CH2 if the offering is not some sort of permanent shrine</text:p>
              </text:list-item>
              <text:list-item>
                <text:p text:style-name="P37">The site will be CH3 if the offering is a shrine costing at least 1B<text:span text:style-name="T5">+</text:span>1F</text:p>
              </text:list-item>
            </text:list>
          </table:table-cell>
        </table:table-row>
      </table:table>
      <text:p text:style-name="P7"/>
      <text:p text:style-name="P6"/>
      <text:p text:style-name="P6"/>
      <text:p text:style-name="P7"/>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Pericles"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22S</meta:editing-duration>
    <meta:editing-cycles>10</meta:editing-cycles>
    <meta:generator>LibreOffice/6.0.6.2$Windows_X86_64 LibreOffice_project/0c292870b25a325b5ed35f6b45599d2ea4458e77</meta:generator>
    <dc:date>2018-11-17T20:48:02.009000000</dc:date>
    <meta:document-statistic meta:table-count="4" meta:image-count="0" meta:object-count="0" meta:page-count="2" meta:paragraph-count="66" meta:word-count="610" meta:character-count="2974" meta:non-whitespace-character-count="2468"/>
    <meta:user-defined meta:name="Info 1"/>
    <meta:user-defined meta:name="Info 2"/>
    <meta:user-defined meta:name="Info 3"/>
    <meta:user-defined meta:name="Info 4"/>
  </office:meta>
</office:document-meta>
</file>